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Serie</text:p>
          </table:table-cell>
          <table:table-cell office:value-type="float" office:value="5.057" calcext:value-type="float">
            <text:p>5.057</text:p>
          </table:table-cell>
        </table:table-row>
        <table:table-row table:style-name="ro1">
          <table:table-cell office:value-type="string" calcext:value-type="string">
            <text:p>Parallelo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981.2" calcext:value-type="float">
            <text:p>981.2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500.8" calcext:value-type="float">
            <text:p>500.8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500.9" calcext:value-type="float">
            <text:p>50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4:58:23.605063382</meta:creation-date>
    <dc:date>2023-04-13T00:22:32.384424317</dc:date>
    <meta:editing-duration>PT3H12M43S</meta:editing-duration>
    <meta:editing-cycles>3</meta:editing-cycles>
    <meta:generator>LibreOffice/7.4.4.2$Linux_X86_64 LibreOffice_project/40$Build-2</meta:generator>
    <meta:document-statistic meta:table-count="1" meta:cell-count="12" meta:object-count="0"/>
  </office:meta>
</office:document-meta>
</file>